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68000000574A8D0F21.png" manifest:media-type="image/png"/>
  <manifest:file-entry manifest:full-path="Pictures/100000000000023100000220901CB8A4.jpg" manifest:media-type="image/jpeg"/>
  <manifest:file-entry manifest:full-path="Pictures/100000000000003400000034F7E021C6.jpg" manifest:media-type="image/jpeg"/>
  <manifest:file-entry manifest:full-path="Pictures/100002010000002E0000002E8A06B805.png" manifest:media-type="image/png"/>
  <manifest:file-entry manifest:full-path="Pictures/100000000000034A0000014A1DFD07B9.jpg" manifest:media-type="image/jpeg"/>
  <manifest:file-entry manifest:full-path="Pictures/10000000000000420000002C8588643C.jpg" manifest:media-type="image/jpeg"/>
  <manifest:file-entry manifest:full-path="Pictures/1000000000000113000000B74B3B9304.png" manifest:media-type="image/png"/>
  <manifest:file-entry manifest:full-path="Pictures/10000201000000E200000084FA7394CE.png" manifest:media-type="image/png"/>
  <manifest:file-entry manifest:full-path="Pictures/10000000000001BB000001CE5BA31AAD.jpg" manifest:media-type="image/jpeg"/>
  <manifest:file-entry manifest:full-path="Pictures/100002010000023C0000009AE7D96652.png" manifest:media-type="image/png"/>
  <manifest:file-entry manifest:full-path="Pictures/10000201000000D80000001E45AB634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21cm" fo:min-width="0cm"/>
    </style:style>
    <style:style style:name="gr4" style:family="graphic" style:parent-style-name="standard">
      <style:graphic-properties draw:stroke="none" draw:fill="none" draw:fill-color="#ffffff" fo:min-height="5.05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 style:list-style-name="L5">
      <style:graphic-properties draw:stroke="none" draw:fill="none" draw:fill-color="#ffffff" fo:min-height="9.373cm"/>
    </style:style>
    <style:style style:name="pr1" style:family="presentation" style:parent-style-name="Presentation_25_20Template_5f_GlobalEdge_5f_2017_25_20_28_1_29_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Presentation_25_20Template_5f_GlobalEdge_5f_2017_25_20_28_1_29_-notes">
      <style:graphic-properties draw:fill-color="#ffffff" fo:min-height="13.365cm"/>
    </style:style>
    <style:style style:name="pr3" style:family="presentation" style:parent-style-name="Presentation_25_20Template_5f_GlobalEdge_5f_2017_25_20_28_1_29_1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4" style:family="presentation" style:parent-style-name="Presentation_25_20Template_5f_GlobalEdge_5f_2017_25_20_28_1_29_1-notes">
      <style:graphic-properties draw:fill-color="#ffffff" fo:min-height="13.365cm"/>
    </style:style>
    <style:style style:name="pr5" style:family="presentation" style:parent-style-name="Presentation_25_20Template_5f_GlobalEdge_5f_2017_25_20_28_1_29_1-title">
      <style:graphic-properties fo:min-height="0.888cm"/>
    </style:style>
    <style:style style:name="pr6" style:family="presentation" style:parent-style-name="Presentation_25_20Template_5f_GlobalEdge_5f_2017_25_20_28_1_29_1-notes">
      <style:graphic-properties draw:fill-color="#ffffff" fo:min-height="13.364cm"/>
    </style:style>
    <style:style style:name="pr7" style:family="presentation" style:parent-style-name="Presentation_25_20Template_5f_GlobalEdge_5f_2017_25_20_28_1_29_2-notes">
      <style:graphic-properties draw:fill-color="#ffffff" fo:min-height="13.365cm"/>
    </style:style>
    <style:style style:name="pr8" style:family="presentation" style:parent-style-name="Presentation_25_20Template_5f_GlobalEdge_5f_2017_25_20_28_1_29_3-notes">
      <style:graphic-properties draw:fill-color="#ffffff" fo:min-height="13.365cm"/>
    </style:style>
    <style:style style:name="P1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2" style:family="paragraph">
      <style:text-properties style:font-name="Century Gothic4" fo:font-size="16pt" style:font-size-asian="16pt" style:font-size-complex="16pt"/>
    </style:style>
    <style:style style:name="P3" style:family="paragraph">
      <style:paragraph-properties fo:text-align="start" style:font-independent-line-spacing="true"/>
      <style:text-properties fo:color="#3399ff" fo:font-size="18pt" style:font-size-asian="18pt" style:font-size-complex="18pt"/>
    </style:style>
    <style:style style:name="P4" style:family="paragraph">
      <style:paragraph-properties fo:margin-top="0.4cm" fo:margin-bottom="0.21cm"/>
    </style:style>
    <style:style style:name="P5" style:family="paragraph">
      <style:paragraph-properties fo:margin-top="0.4cm" fo:margin-bottom="0.21cm"/>
      <style:text-properties style:font-name="Century Gothic4" fo:font-size="16pt" style:font-size-asian="16pt" style:font-size-complex="16pt"/>
    </style:style>
    <style:style style:name="P6" style:family="paragraph">
      <style:text-properties fo:color="#3399ff" fo:font-size="18pt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style:text-properties fo:color="#3399ff" fo:font-size="16pt" style:font-size-asian="16pt" style:font-size-complex="16pt"/>
    </style:style>
    <style:style style:name="P9" style:family="paragraph">
      <style:text-properties style:font-name="Century Gothic4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style:font-name="Century Gothic4" fo:font-size="16pt" style:font-size-asian="16pt" style:font-size-complex="16pt" fo:hyphenate="false"/>
    </style:style>
    <style:style style:name="P14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Century Gothic4" fo:font-size="16pt" style:font-size-asian="16pt" style:font-size-complex="16pt"/>
    </style:style>
    <style:style style:name="T3" style:family="text">
      <style:text-properties fo:color="#3399ff" fo:font-size="18pt" style:font-size-asian="18pt" style:font-size-complex="18pt"/>
    </style:style>
    <style:style style:name="T4" style:family="text">
      <style:text-properties fo:color="#3399ff" fo:font-size="16pt" style:font-size-asian="16pt" style:font-size-complex="16pt"/>
    </style:style>
    <style:style style:name="T5" style:family="text">
      <style:text-properties fo:font-variant="normal" fo:text-transform="none" fo:color="#1f1a17" style:text-line-through-style="none" style:text-line-through-type="none" style:font-name="Century Gothic4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">
        <style:list-level-properties text:space-before="0.001cm" text:min-label-width="0.71cm"/>
        <style:text-properties fo:font-family="Wingdings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Presentation_25_20Template_5f_GlobalEdge_5f_2017_25_20_28_1_29_" presentation:presentation-page-layout-name="AL1T0" xml:id="id1" draw:id="id1">
        <office:forms form:automatic-focus="false" form:apply-design-mode="false"/>
        <draw:frame draw:name="Title 1" presentation:style-name="pr1" draw:text-style-name="P1" draw:layer="layout" svg:width="18.414cm" svg:height="1.269cm" svg:x="1.905cm" svg:y="5.715cm" presentation:class="title" presentation:user-transformed="true">
          <draw:text-box>
            <text:p><text:span text:style-name="T1">Make Utility</text:span></text:p>
          </draw:text-box>
        </draw:frame>
        <draw:frame draw:style-name="gr1" draw:text-style-name="P2" draw:layer="layout" svg:width="3.148cm" svg:height="0.911cm" svg:x="2cm" svg:y="7.204cm">
          <draw:text-box>
            <text:p><text:span text:style-name="T2">Renuka A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sentation_25_20Template_5f_GlobalEdge_5f_2017_25_20_28_1_29_1" presentation:presentation-page-layout-name="AL2T19" xml:id="id2" draw:id="id2">
        <office:forms form:automatic-focus="false" form:apply-design-mode="false"/>
        <draw:frame draw:name="Title 1" presentation:style-name="pr3" draw:text-style-name="P3" draw:layer="layout" svg:width="18.202cm" svg:height="0.888cm" svg:x="0.212cm" svg:y="0.169cm" presentation:class="title" presentation:user-transformed="true">
          <draw:text-box>
            <text:p><text:span text:style-name="T3">Contents</text:span></text:p>
          </draw:text-box>
        </draw:frame>
        <draw:frame draw:style-name="gr1" draw:text-style-name="P5" draw:layer="layout" svg:width="8.193cm" svg:height="7.271cm" svg:x="0.6cm" svg:y="1.8cm">
          <draw:text-box>
            <text:list text:style-name="L1">
              <text:list-item>
                <text:p text:style-name="P4"><text:span text:style-name="T2">Introduction.</text:span></text:p>
              </text:list-item>
              <text:list-item>
                <text:p text:style-name="P4"><text:span text:style-name="T2">Make variables.</text:span></text:p>
              </text:list-item>
              <text:list-item>
                <text:p text:style-name="P4"><text:span text:style-name="T2">Automatic variables.</text:span></text:p>
              </text:list-item>
              <text:list-item>
                <text:p text:style-name="P4"><text:span text:style-name="T2">Searching for directories.</text:span></text:p>
              </text:list-item>
              <text:list-item>
                <text:p text:style-name="P4"><text:span text:style-name="T2">Phony.</text:span></text:p>
              </text:list-item>
              <text:list-item>
                <text:p text:style-name="P4"><text:span text:style-name="T2">Recurssive make.</text:span></text:p>
              </text:list-item>
              <text:list-item>
                <text:p text:style-name="P4"><text:span text:style-name="T2">Make options. 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sentation_25_20Template_5f_GlobalEdge_5f_2017_25_20_28_1_29_1" presentation:presentation-page-layout-name="AL3T14" xml:id="id3" draw:id="id3">
        <office:forms form:automatic-focus="false" form:apply-design-mode="false"/>
        <draw:frame presentation:style-name="pr5" draw:text-style-name="P6" draw:layer="layout" svg:width="18.202cm" svg:height="0.888cm" svg:x="0.212cm" svg:y="0.169cm" presentation:class="title" presentation:user-transformed="true">
          <draw:text-box>
            <text:p><text:span text:style-name="T3">Introduction</text:span></text:p>
          </draw:text-box>
        </draw:frame>
        <draw:frame draw:style-name="gr3" draw:text-style-name="P2" draw:layer="layout" svg:width="12.6cm" svg:height="6.671cm" svg:x="0.8cm" svg:y="1.929cm">
          <draw:text-box>
            <text:list text:style-name="L1">
              <text:list-item>
                <text:p><text:span text:style-name="T2">Why make?</text:span></text:p>
                <text:p><text:span text:style-name="T2"/></text:p>
              </text:list-item>
              <text:list-item>
                <text:p><text:span text:style-name="T2">Example</text:span></text:p>
                <text:p><text:span text:style-name="T2"/></text:p>
              </text:list-item>
              <text:list-item>
                <text:p><text:span text:style-name="T2">Dependency Graph</text:span></text:p>
                <text:p><text:span text:style-name="T2"/></text:p>
              </text:list-item>
              <text:list-item>
                <text:p><text:span text:style-name="T2">Modified example</text:span></text:p>
                <text:p><text:span text:style-name="T2"/></text:p>
              </text:list-item>
              <text:list-item>
                <text:p><text:span text:style-name="T2">Modified dependency graph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sentation_25_20Template_5f_GlobalEdge_5f_2017_25_20_28_1_29_1" presentation:presentation-page-layout-name="AL3T14" xml:id="id4" draw:id="id4">
        <office:forms form:automatic-focus="false" form:apply-design-mode="false"/>
        <draw:frame draw:style-name="gr1" draw:text-style-name="P2" draw:layer="layout" svg:width="9.687cm" svg:height="6.851cm" svg:x="1cm" svg:y="2.149cm">
          <draw:text-box>
            <text:list text:style-name="L1">
              <text:list-item>
                <text:p><text:span text:style-name="T2">What is make?</text:span></text:p>
                <text:p><text:span text:style-name="T2"/></text:p>
              </text:list-item>
              <text:list-item>
                <text:p><text:span text:style-name="T2">What is Makefile?</text:span></text:p>
                <text:p><text:span text:style-name="T2"/></text:p>
              </text:list-item>
              <text:list-item>
                <text:p><text:span text:style-name="T2">Syntax of writing Makefile.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"/></text:p>
                                <text:p><text:span text:style-name="T2">Target : Preriquisite(s)</text:span></text:p>
                                <text:p><text:span text:style-name="T2">&lt;Tab&gt; Recipe(s)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7"><text:span text:style-name="T2"/></text:p>
              </text:list-header>
              <text:list-item>
                <text:p text:style-name="P7"><text:span text:style-name="T2">Simple Working of makefile.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sentation_25_20Template_5f_GlobalEdge_5f_2017_25_20_28_1_29_1" presentation:presentation-page-layout-name="AL3T14" xml:id="id5" draw:id="id5">
        <office:forms form:automatic-focus="false" form:apply-design-mode="false"/>
        <draw:frame draw:style-name="gr1" draw:text-style-name="P2" draw:layer="layout" svg:width="10.822cm" svg:height="6.191cm" svg:x="0.8cm" svg:y="2.009cm">
          <draw:text-box>
            <text:list text:style-name="L1">
              <text:list-item>
                <text:p><text:span text:style-name="T2">Naming conventions of a Makefile.</text:span></text:p>
                <text:p><text:span text:style-name="T2"/></text:p>
              </text:list-item>
              <text:list-item>
                <text:p><text:span text:style-name="T2">How make processes Makefile?</text:span></text:p>
                <text:p><text:span text:style-name="T2"/></text:p>
              </text:list-item>
              <text:list-item>
                <text:p><text:span text:style-name="T2">What Makefile contains?</text:span></text:p>
                <text:p><text:span text:style-name="T2"/></text:p>
              </text:list-item>
              <text:list-item>
                <text:p><text:span text:style-name="T2">Letting make deduce recipes.</text:span></text:p>
              </text:list-item>
            </text:list>
            <text:list text:style-name="L3">
              <text:list-header>
                <text:p><text:span text:style-name="T2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2">Exampl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sentation_25_20Template_5f_GlobalEdge_5f_2017_25_20_28_1_29_1" presentation:presentation-page-layout-name="AL3T14" xml:id="id6" draw:id="id6">
        <office:forms form:automatic-focus="false" form:apply-design-mode="false"/>
        <draw:frame presentation:style-name="pr5" draw:text-style-name="P8" draw:layer="layout" svg:width="18.202cm" svg:height="0.888cm" svg:x="0.212cm" svg:y="0.169cm" presentation:class="title" presentation:user-transformed="true">
          <draw:text-box>
            <text:p><text:span text:style-name="T4">Make Variables</text:span></text:p>
          </draw:text-box>
        </draw:frame>
        <draw:frame draw:style-name="gr1" draw:text-style-name="P2" draw:layer="layout" svg:width="16.693cm" svg:height="8.171cm" svg:x="0.8cm" svg:y="1.8cm">
          <draw:text-box>
            <text:list text:style-name="L1">
              <text:list-item>
                <text:p><text:span text:style-name="T2">Basics of make variables.</text:span></text:p>
                <text:p><text:span text:style-name="T2"/></text:p>
              </text:list-item>
              <text:list-item>
                <text:p><text:span text:style-name="T2">Two flavours:</text:span></text:p>
                <text:p><text:span text:style-name="T2"/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">1. Recursively Expanded Variables.</text:span></text:p>
                                <text:p><text:span text:style-name="T2">2. Simply Expanded Variables.</text:span></text:p>
                                <text:p><text:span text:style-name="T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><text:span text:style-name="T2">Condiational variable assignment operator (?=)</text:span></text:p>
                <text:p><text:span text:style-name="T2"/></text:p>
              </text:list-item>
              <text:list-item>
                <text:p><text:span text:style-name="T2">Computed variable names / Nested variable references</text:span></text:p>
                <text:p><text:span text:style-name="T2"/></text:p>
              </text:list-item>
              <text:list-item>
                <text:p><text:span text:style-name="T2">Appending more text to variables (+=)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sentation_25_20Template_5f_GlobalEdge_5f_2017_25_20_28_1_29_1" presentation:presentation-page-layout-name="AL3T14" xml:id="id7" draw:id="id7">
        <office:forms form:automatic-focus="false" form:apply-design-mode="false"/>
        <draw:frame presentation:style-name="pr5" draw:text-style-name="P8" draw:layer="layout" svg:width="18.202cm" svg:height="0.888cm" svg:x="0.212cm" svg:y="0.169cm" presentation:class="title" presentation:user-transformed="true">
          <draw:text-box>
            <text:p><text:span text:style-name="T4">Automatic Variables</text:span></text:p>
          </draw:text-box>
        </draw:frame>
        <draw:frame draw:style-name="gr1" draw:text-style-name="P9" draw:layer="layout" svg:width="19.655cm" svg:height="6.191cm" svg:x="0.8cm" svg:y="2.2cm">
          <draw:text-box>
            <text:list text:style-name="L1">
              <text:list-item>
                <text:p><text:span text:style-name="T2">($@)</text:span><text:span text:style-name="T2"><text:tab/></text:span><text:span text:style-name="T2">Specifies the target of the rule.</text:span></text:p>
                <text:p><text:span text:style-name="T2"/></text:p>
              </text:list-item>
              <text:list-item>
                <text:p><text:span text:style-name="T2">(S&lt;)</text:span><text:span text:style-name="T2"><text:tab/></text:span><text:span text:style-name="T2">Specifies name of first prerequisite.</text:span></text:p>
                <text:p><text:span text:style-name="T2"/></text:p>
              </text:list-item>
              <text:list-item>
                <text:p><text:span text:style-name="T2">($^)</text:span><text:span text:style-name="T2"><text:tab/></text:span><text:span text:style-name="T2">Specifies name of all prerequisites with space between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"><text:s/></text:span><text:span text:style-name="T2">them.</text:span></text:p>
                                <text:p><text:span text:style-name="T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(&amp;?)</text:span><text:span text:style-name="T2"><text:tab/></text:span><text:span text:style-name="T2"><text:tab/></text:span><text:span text:style-name="T2">Specifies name of all prerequisites that are newer to the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"><text:s/></text:span><text:span text:style-name="T2">target.</text:span><text:span text:style-name="T2"><text:tab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sentation_25_20Template_5f_GlobalEdge_5f_2017_25_20_28_1_29_1" presentation:presentation-page-layout-name="AL3T14" xml:id="id8" draw:id="id8">
        <office:forms form:automatic-focus="false" form:apply-design-mode="false"/>
        <draw:frame presentation:style-name="pr5" draw:text-style-name="P6" draw:layer="layout" svg:width="18.202cm" svg:height="0.888cm" svg:x="0.212cm" svg:y="0.169cm" presentation:class="title">
          <draw:text-box>
            <text:p><text:span text:style-name="T3">Searching for directories</text:span></text:p>
          </draw:text-box>
        </draw:frame>
        <draw:frame draw:style-name="gr1" draw:text-style-name="P2" draw:layer="layout" svg:width="15.76cm" svg:height="9.491cm" svg:x="1.6cm" svg:y="1.709cm">
          <draw:text-box>
            <text:list text:style-name="L1">
              <text:list-item>
                <text:p><text:span text:style-name="T2">VPATH:</text:span><text:span text:style-name="T2"><text:tab/></text:span><text:span text:style-name="T2"><text:tab/></text:span></text:p>
                <text:list>
                  <text:list-item>
                    <text:list>
                      <text:list-header>
                        <text:p><text:span text:style-name="T2">Searches for missing prerequisites on specified </text:span></text:p>
                        <text:p><text:span text:style-name="T2">directories. </text:span></text:p>
                        <text:p><text:span text:style-name="T2"/></text:p>
                        <text:p><text:span text:style-name="T2">eg:</text:span><text:span text:style-name="T2"><text:tab/></text:span><text:span text:style-name="T2">VPATH = src: ../header</text:span></text:p>
                        <text:p><text:span text:style-name="T2"><text:s/></text:span></text:p>
                      </text:list-header>
                    </text:list>
                  </text:list-item>
                </text:list>
              </text:list-item>
              <text:list-item>
                <text:p><text:span text:style-name="T2">vapth:</text:span></text:p>
                <text:list>
                  <text:list-item>
                    <text:list>
                      <text:list-header>
                        <text:p><text:span text:style-name="T2">Search path and pattern.</text:span></text:p>
                        <text:p><text:span text:style-name="T2">More selective than VPATH.</text:span></text:p>
                        <text:p><text:span text:style-name="T2"/></text:p>
                        <text:p><text:span text:style-name="T2">syntax: <text:s/>vpath &lt;pattern&gt; &lt;directory&gt;</text:span></text:p>
                        <text:p><text:span text:style-name="T2"/></text:p>
                      </text:list-header>
                    </text:list>
                  </text:list-item>
                </text:list>
                <text:p><text:span text:style-name="T2"/></text:p>
                <text:p><text:span text:style-name="T2"/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sentation_25_20Template_5f_GlobalEdge_5f_2017_25_20_28_1_29_1" presentation:presentation-page-layout-name="AL3T14" xml:id="id9" draw:id="id9">
        <office:forms form:automatic-focus="false" form:apply-design-mode="false"/>
        <draw:frame presentation:style-name="pr5" draw:text-style-name="P6" draw:layer="layout" svg:width="18.202cm" svg:height="0.888cm" svg:x="0.212cm" svg:y="0.169cm" presentation:class="title">
          <draw:text-box>
            <text:p><text:span text:style-name="T3">Phony </text:span></text:p>
          </draw:text-box>
        </draw:frame>
        <draw:frame draw:style-name="gr1" draw:text-style-name="P2" draw:layer="layout" svg:width="14.432cm" svg:height="6.851cm" svg:x="0.6cm" svg:y="2.4cm">
          <draw:text-box>
            <text:list text:style-name="L1">
              <text:list-item>
                <text:p><text:span text:style-name="T2">What is phony target?</text:span></text:p>
                <text:p><text:span text:style-name="T2"/></text:p>
              </text:list-item>
              <text:list-item>
                <text:p><text:span text:style-name="T2">Why phony?</text:span></text:p>
                <text:p><text:span text:style-name="T2"/></text:p>
              </text:list-item>
              <text:list-item>
                <text:p><text:span text:style-name="T2">Syntax:</text:span></text:p>
                <text:p><text:span text:style-name="T2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">.PHONY: prerequisite_name</text:span></text:p>
                                <text:p><text:span text:style-name="T2"/></text:p>
                                <text:p><text:span text:style-name="T2">prerequisite_name:&lt;no prerequisites&gt;</text:span></text:p>
                                <text:p><text:span text:style-name="T2">&lt;tab&gt;recipe(s)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sentation_25_20Template_5f_GlobalEdge_5f_2017_25_20_28_1_29_1" presentation:presentation-page-layout-name="AL3T14" xml:id="id10" draw:id="id10">
        <office:forms form:automatic-focus="false" form:apply-design-mode="false"/>
        <draw:frame presentation:style-name="pr5" draw:text-style-name="P6" draw:layer="layout" svg:width="18.202cm" svg:height="0.888cm" svg:x="0.212cm" svg:y="0.169cm" presentation:class="title" presentation:user-transformed="true">
          <draw:text-box>
            <text:p><text:span text:style-name="T3">Recursive make</text:span></text:p>
          </draw:text-box>
        </draw:frame>
        <draw:frame draw:style-name="gr4" draw:text-style-name="P2" draw:layer="layout" svg:width="14.598cm" svg:height="6.191cm" svg:x="0.6cm" svg:y="2.409cm">
          <draw:text-box>
            <text:list text:style-name="L1">
              <text:list-item>
                <text:p><text:span text:style-name="T2">Use of make as a command in Makefile.</text:span></text:p>
                <text:p><text:span text:style-name="T2"/></text:p>
              </text:list-item>
              <text:list-item>
                <text:p><text:span text:style-name="T2">Syntax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">target :</text:span></text:p>
                            <text:list>
                              <text:list-header>
                                <text:p><text:span text:style-name="T2">cd subdir &amp;&amp; <text:s/>$(MAKE)</text:span></text:p>
                              </text:list-header>
                            </text:list>
                          </text:list-header>
                        </text:list>
                      </text:list-item>
                    </text:list>
                    <text:p><text:span text:style-name="T2"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"/></text:p>
                                <text:p><text:span text:style-name="T2">/bin/make <text:s/></text:span></text:p>
                              </text:list-header>
                            </text:list>
                            <text:p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5" draw:text-style-name="P10" draw:layer="layout" svg:x1="7.8cm" svg:y1="6.4cm" svg:x2="7.8cm" svg:y2="7.8cm">
          <text:p/>
        </draw:lin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sentation_25_20Template_5f_GlobalEdge_5f_2017_25_20_28_1_29_1" presentation:presentation-page-layout-name="AL3T14" xml:id="id11" draw:id="id11">
        <office:forms form:automatic-focus="false" form:apply-design-mode="false"/>
        <draw:frame presentation:style-name="pr5" draw:text-style-name="P6" draw:layer="layout" svg:width="18.202cm" svg:height="0.888cm" svg:x="0.212cm" svg:y="0.169cm" presentation:class="title">
          <draw:text-box>
            <text:p><text:span text:style-name="T3">make options</text:span></text:p>
          </draw:text-box>
        </draw:frame>
        <draw:frame draw:style-name="gr6" draw:text-style-name="P13" draw:layer="layout" svg:width="20.369cm" svg:height="9.623cm" svg:x="0.078cm" svg:y="1.548cm">
          <draw:text-box>
            <text:list text:style-name="L5">
              <text:list-item>
                <text:p text:style-name="P11"><text:span text:style-name="T5">-d → Print debugging info in addition to normal processing.</text:span><text:span text:style-name="T5"><text:line-break/></text:span><text:span text:style-name="T5"/></text:p>
              </text:list-item>
              <text:list-item>
                <text:p text:style-name="P11"><text:span text:style-name="T5">-f filename, --file filename → Use file as makefile.</text:span><text:span text:style-name="T5"><text:line-break/></text:span><text:span text:style-name="T5"/></text:p>
              </text:list-item>
              <text:list-item>
                <text:p text:style-name="P11"><text:span text:style-name="T5">-p → print database</text:span><text:span text:style-name="T5"><text:line-break/></text:span><text:span text:style-name="T5"/></text:p>
              </text:list-item>
              <text:list-item>
                <text:p text:style-name="P11"><text:span text:style-name="T5">-s, --silent, --quiet → Don't print commands</text:span><text:span text:style-name="T5"><text:line-break/></text:span><text:span text:style-name="T5"/></text:p>
              </text:list-item>
              <text:list-item>
                <text:p text:style-name="P11"><text:span text:style-name="T5">-v , --version → version</text:span></text:p>
              </text:list-item>
            </text:list>
            <text:p text:style-name="P12"><text:span text:style-name="T5"/></text:p>
            <text:p text:style-name="P12"><text:span text:style-name="T5"/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sentation_25_20Template_5f_GlobalEdge_5f_2017_25_20_28_1_29_1" presentation:presentation-page-layout-name="AL3T14" xml:id="id12" draw:id="id12">
        <office:forms form:automatic-focus="false" form:apply-design-mode="false"/>
        <draw:frame presentation:style-name="pr5" draw:text-style-name="P6" draw:layer="layout" svg:width="18.202cm" svg:height="0.888cm" svg:x="0.212cm" svg:y="0.169cm" presentation:class="title">
          <draw:text-box>
            <text:p text:style-name="P6"><text:span text:style-name="T3">References</text:span></text:p>
          </draw:text-box>
        </draw:frame>
        <draw:frame draw:style-name="gr1" draw:text-style-name="P2" draw:layer="layout" svg:width="17.493cm" svg:height="2.231cm" svg:x="1.1cm" svg:y="2.8cm">
          <draw:text-box>
            <text:list text:style-name="L1">
              <text:list-item>
                <text:p><text:span text:style-name="T2"><text:a xlink:href="https://www.gnu.org/software/make/manual" xlink:type="simple">https://www.gnu.org/software/make/manual</text:a></text:span></text:p>
                <text:p><text:span text:style-name="T2"/></text:p>
              </text:list-item>
              <text:list-item>
                <text:p><text:span text:style-name="T2">http://172.16.5.50/Ebooks/GNU-Tools/GNU-Tools-Make.chm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2" draw:layer="layout" svg:width="19.798cm" svg:height="11.135cm" svg:x="0.6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sentation_25_20Template_5f_GlobalEdge_5f_2017_25_20_28_1_29_2" xml:id="id13" draw:id="id13">
        <office:forms form:automatic-focus="false" form:apply-design-mode="false"/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13" presentation:class="page"/>
          <draw:frame presentation:style-name="pr7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sentation_25_20Template_5f_GlobalEdge_5f_2017_25_20_28_1_29_3" xml:id="id14" draw:id="id14">
        <office:forms form:automatic-focus="false" form:apply-design-mode="false"/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14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sentation_25_20Template_5f_GlobalEdge_5f_2017_25_20_28_1_29_-background" style:display-name="Presentation%20Template_GlobalEdge_2017%20(1)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-backgroundobjects" style:display-name="Presentation%20Template_GlobalEdge_2017%20(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-notes" style:display-name="Presentation%20Template_GlobalEdge_2017%20(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-outline1" style:display-name="Presentation%20Template_GlobalEdge_2017%20(1)-outline1" style:family="presentation">
      <style:graphic-properties draw:stroke="none" draw:fill="none" draw:auto-grow-height="false" draw:fit-to-size="shrink-to-fit">
        <text:list-style style:name="Presentation_25_20Template_5f_GlobalEdge_5f_2017_25_20_28_1_29_-outline1" style:display-name="Presentation%20Template_GlobalEdge_2017%20(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-outline2" style:display-name="Presentation%20Template_GlobalEdge_2017%20(1)-outline2" style:family="presentation" style:parent-style-name="Presentation_25_20Template_5f_GlobalEdge_5f_2017_25_20_28_1_29_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-outline3" style:display-name="Presentation%20Template_GlobalEdge_2017%20(1)-outline3" style:family="presentation" style:parent-style-name="Presentation_25_20Template_5f_GlobalEdge_5f_2017_25_20_28_1_29_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-outline4" style:display-name="Presentation%20Template_GlobalEdge_2017%20(1)-outline4" style:family="presentation" style:parent-style-name="Presentation_25_20Template_5f_GlobalEdge_5f_2017_25_20_28_1_29_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-outline5" style:display-name="Presentation%20Template_GlobalEdge_2017%20(1)-outline5" style:family="presentation" style:parent-style-name="Presentation_25_20Template_5f_GlobalEdge_5f_2017_25_20_28_1_29_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outline6" style:display-name="Presentation%20Template_GlobalEdge_2017%20(1)-outline6" style:family="presentation" style:parent-style-name="Presentation_25_20Template_5f_GlobalEdge_5f_2017_25_20_28_1_29_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outline7" style:display-name="Presentation%20Template_GlobalEdge_2017%20(1)-outline7" style:family="presentation" style:parent-style-name="Presentation_25_20Template_5f_GlobalEdge_5f_2017_25_20_28_1_29_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outline8" style:display-name="Presentation%20Template_GlobalEdge_2017%20(1)-outline8" style:family="presentation" style:parent-style-name="Presentation_25_20Template_5f_GlobalEdge_5f_2017_25_20_28_1_29_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outline9" style:display-name="Presentation%20Template_GlobalEdge_2017%20(1)-outline9" style:family="presentation" style:parent-style-name="Presentation_25_20Template_5f_GlobalEdge_5f_2017_25_20_28_1_29_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subtitle" style:display-name="Presentation%20Template_GlobalEdge_2017%20(1)-subtitle" style:family="presentation">
      <style:graphic-properties draw:stroke="none" draw:fill="none" draw:textarea-vertical-align="middle">
        <text:list-style style:name="Presentation_25_20Template_5f_GlobalEdge_5f_2017_25_20_28_1_29_-subtitle" style:display-name="Presentation%20Template_GlobalEdge_2017%20(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-title" style:display-name="Presentation%20Template_GlobalEdge_2017%20(1)-title" style:family="presentation">
      <style:graphic-properties draw:stroke="none" draw:fill="none" draw:textarea-vertical-align="middle">
        <text:list-style style:name="Presentation_25_20Template_5f_GlobalEdge_5f_2017_25_20_28_1_29_-title" style:display-name="Presentation%20Template_GlobalEdge_2017%20(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1-background" style:display-name="Presentation%20Template_GlobalEdge_2017%20(1)1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1-backgroundobjects" style:display-name="Presentation%20Template_GlobalEdge_2017%20(1)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1-notes" style:display-name="Presentation%20Template_GlobalEdge_2017%20(1)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1-outline1" style:display-name="Presentation%20Template_GlobalEdge_2017%20(1)1-outline1" style:family="presentation">
      <style:graphic-properties draw:stroke="none" draw:fill="none" draw:auto-grow-height="false" draw:fit-to-size="shrink-to-fit">
        <text:list-style style:name="Presentation_25_20Template_5f_GlobalEdge_5f_2017_25_20_28_1_29_1-outline1" style:display-name="Presentation%20Template_GlobalEdge_2017%20(1)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1-outline2" style:display-name="Presentation%20Template_GlobalEdge_2017%20(1)1-outline2" style:family="presentation" style:parent-style-name="Presentation_25_20Template_5f_GlobalEdge_5f_2017_25_20_28_1_29_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1-outline3" style:display-name="Presentation%20Template_GlobalEdge_2017%20(1)1-outline3" style:family="presentation" style:parent-style-name="Presentation_25_20Template_5f_GlobalEdge_5f_2017_25_20_28_1_29_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1-outline4" style:display-name="Presentation%20Template_GlobalEdge_2017%20(1)1-outline4" style:family="presentation" style:parent-style-name="Presentation_25_20Template_5f_GlobalEdge_5f_2017_25_20_28_1_29_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1-outline5" style:display-name="Presentation%20Template_GlobalEdge_2017%20(1)1-outline5" style:family="presentation" style:parent-style-name="Presentation_25_20Template_5f_GlobalEdge_5f_2017_25_20_28_1_29_1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outline6" style:display-name="Presentation%20Template_GlobalEdge_2017%20(1)1-outline6" style:family="presentation" style:parent-style-name="Presentation_25_20Template_5f_GlobalEdge_5f_2017_25_20_28_1_29_1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outline7" style:display-name="Presentation%20Template_GlobalEdge_2017%20(1)1-outline7" style:family="presentation" style:parent-style-name="Presentation_25_20Template_5f_GlobalEdge_5f_2017_25_20_28_1_29_1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outline8" style:display-name="Presentation%20Template_GlobalEdge_2017%20(1)1-outline8" style:family="presentation" style:parent-style-name="Presentation_25_20Template_5f_GlobalEdge_5f_2017_25_20_28_1_29_1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outline9" style:display-name="Presentation%20Template_GlobalEdge_2017%20(1)1-outline9" style:family="presentation" style:parent-style-name="Presentation_25_20Template_5f_GlobalEdge_5f_2017_25_20_28_1_29_1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subtitle" style:display-name="Presentation%20Template_GlobalEdge_2017%20(1)1-subtitle" style:family="presentation">
      <style:graphic-properties draw:stroke="none" draw:fill="none" draw:textarea-vertical-align="middle">
        <text:list-style style:name="Presentation_25_20Template_5f_GlobalEdge_5f_2017_25_20_28_1_29_1-subtitle" style:display-name="Presentation%20Template_GlobalEdge_2017%20(1)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1-title" style:display-name="Presentation%20Template_GlobalEdge_2017%20(1)1-title" style:family="presentation">
      <style:graphic-properties draw:stroke="none" draw:fill="none" draw:textarea-vertical-align="middle">
        <text:list-style style:name="Presentation_25_20Template_5f_GlobalEdge_5f_2017_25_20_28_1_29_1-title" style:display-name="Presentation%20Template_GlobalEdge_2017%20(1)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2-background" style:display-name="Presentation%20Template_GlobalEdge_2017%20(1)2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2-backgroundobjects" style:display-name="Presentation%20Template_GlobalEdge_2017%20(1)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2-notes" style:display-name="Presentation%20Template_GlobalEdge_2017%20(1)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2-outline1" style:display-name="Presentation%20Template_GlobalEdge_2017%20(1)2-outline1" style:family="presentation">
      <style:graphic-properties draw:stroke="none" draw:fill="none" draw:auto-grow-height="false" draw:fit-to-size="shrink-to-fit">
        <text:list-style style:name="Presentation_25_20Template_5f_GlobalEdge_5f_2017_25_20_28_1_29_2-outline1" style:display-name="Presentation%20Template_GlobalEdge_2017%20(1)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2-outline2" style:display-name="Presentation%20Template_GlobalEdge_2017%20(1)2-outline2" style:family="presentation" style:parent-style-name="Presentation_25_20Template_5f_GlobalEdge_5f_2017_25_20_28_1_29_2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2-outline3" style:display-name="Presentation%20Template_GlobalEdge_2017%20(1)2-outline3" style:family="presentation" style:parent-style-name="Presentation_25_20Template_5f_GlobalEdge_5f_2017_25_20_28_1_29_2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2-outline4" style:display-name="Presentation%20Template_GlobalEdge_2017%20(1)2-outline4" style:family="presentation" style:parent-style-name="Presentation_25_20Template_5f_GlobalEdge_5f_2017_25_20_28_1_29_2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2-outline5" style:display-name="Presentation%20Template_GlobalEdge_2017%20(1)2-outline5" style:family="presentation" style:parent-style-name="Presentation_25_20Template_5f_GlobalEdge_5f_2017_25_20_28_1_29_2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outline6" style:display-name="Presentation%20Template_GlobalEdge_2017%20(1)2-outline6" style:family="presentation" style:parent-style-name="Presentation_25_20Template_5f_GlobalEdge_5f_2017_25_20_28_1_29_2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outline7" style:display-name="Presentation%20Template_GlobalEdge_2017%20(1)2-outline7" style:family="presentation" style:parent-style-name="Presentation_25_20Template_5f_GlobalEdge_5f_2017_25_20_28_1_29_2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outline8" style:display-name="Presentation%20Template_GlobalEdge_2017%20(1)2-outline8" style:family="presentation" style:parent-style-name="Presentation_25_20Template_5f_GlobalEdge_5f_2017_25_20_28_1_29_2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outline9" style:display-name="Presentation%20Template_GlobalEdge_2017%20(1)2-outline9" style:family="presentation" style:parent-style-name="Presentation_25_20Template_5f_GlobalEdge_5f_2017_25_20_28_1_29_2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subtitle" style:display-name="Presentation%20Template_GlobalEdge_2017%20(1)2-subtitle" style:family="presentation">
      <style:graphic-properties draw:stroke="none" draw:fill="none" draw:textarea-vertical-align="middle">
        <text:list-style style:name="Presentation_25_20Template_5f_GlobalEdge_5f_2017_25_20_28_1_29_2-subtitle" style:display-name="Presentation%20Template_GlobalEdge_2017%20(1)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2-title" style:display-name="Presentation%20Template_GlobalEdge_2017%20(1)2-title" style:family="presentation">
      <style:graphic-properties draw:stroke="none" draw:fill="none" draw:textarea-vertical-align="middle">
        <text:list-style style:name="Presentation_25_20Template_5f_GlobalEdge_5f_2017_25_20_28_1_29_2-title" style:display-name="Presentation%20Template_GlobalEdge_2017%20(1)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3-background" style:display-name="Presentation%20Template_GlobalEdge_2017%20(1)3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3-backgroundobjects" style:display-name="Presentation%20Template_GlobalEdge_2017%20(1)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3-notes" style:display-name="Presentation%20Template_GlobalEdge_2017%20(1)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3-outline1" style:display-name="Presentation%20Template_GlobalEdge_2017%20(1)3-outline1" style:family="presentation">
      <style:graphic-properties draw:stroke="none" draw:fill="none" draw:auto-grow-height="false" draw:fit-to-size="shrink-to-fit">
        <text:list-style style:name="Presentation_25_20Template_5f_GlobalEdge_5f_2017_25_20_28_1_29_3-outline1" style:display-name="Presentation%20Template_GlobalEdge_2017%20(1)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3-outline2" style:display-name="Presentation%20Template_GlobalEdge_2017%20(1)3-outline2" style:family="presentation" style:parent-style-name="Presentation_25_20Template_5f_GlobalEdge_5f_2017_25_20_28_1_29_3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3-outline3" style:display-name="Presentation%20Template_GlobalEdge_2017%20(1)3-outline3" style:family="presentation" style:parent-style-name="Presentation_25_20Template_5f_GlobalEdge_5f_2017_25_20_28_1_29_3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3-outline4" style:display-name="Presentation%20Template_GlobalEdge_2017%20(1)3-outline4" style:family="presentation" style:parent-style-name="Presentation_25_20Template_5f_GlobalEdge_5f_2017_25_20_28_1_29_3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3-outline5" style:display-name="Presentation%20Template_GlobalEdge_2017%20(1)3-outline5" style:family="presentation" style:parent-style-name="Presentation_25_20Template_5f_GlobalEdge_5f_2017_25_20_28_1_29_3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outline6" style:display-name="Presentation%20Template_GlobalEdge_2017%20(1)3-outline6" style:family="presentation" style:parent-style-name="Presentation_25_20Template_5f_GlobalEdge_5f_2017_25_20_28_1_29_3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outline7" style:display-name="Presentation%20Template_GlobalEdge_2017%20(1)3-outline7" style:family="presentation" style:parent-style-name="Presentation_25_20Template_5f_GlobalEdge_5f_2017_25_20_28_1_29_3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outline8" style:display-name="Presentation%20Template_GlobalEdge_2017%20(1)3-outline8" style:family="presentation" style:parent-style-name="Presentation_25_20Template_5f_GlobalEdge_5f_2017_25_20_28_1_29_3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outline9" style:display-name="Presentation%20Template_GlobalEdge_2017%20(1)3-outline9" style:family="presentation" style:parent-style-name="Presentation_25_20Template_5f_GlobalEdge_5f_2017_25_20_28_1_29_3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subtitle" style:display-name="Presentation%20Template_GlobalEdge_2017%20(1)3-subtitle" style:family="presentation">
      <style:graphic-properties draw:stroke="none" draw:fill="none" draw:textarea-vertical-align="middle">
        <text:list-style style:name="Presentation_25_20Template_5f_GlobalEdge_5f_2017_25_20_28_1_29_3-subtitle" style:display-name="Presentation%20Template_GlobalEdge_2017%20(1)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3-title" style:display-name="Presentation%20Template_GlobalEdge_2017%20(1)3-title" style:family="presentation">
      <style:graphic-properties draw:stroke="none" draw:fill="none" draw:textarea-vertical-align="middle">
        <text:list-style style:name="Presentation_25_20Template_5f_GlobalEdge_5f_2017_25_20_28_1_29_3-title" style:display-name="Presentation%20Template_GlobalEdge_2017%20(1)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gr1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>
      <style:graphic-properties draw:stroke="none" svg:stroke-width="0cm" draw:fill="none" draw:textarea-vertical-align="middle" draw:auto-grow-height="true" draw:fit-to-size="false" fo:min-height="0.426cm" fo:min-width="1.13cm" fo:padding-top="0cm" fo:padding-bottom="0cm" fo:padding-left="0cm" fo:padding-right="0cm" fo:wrap-option="no-wrap"/>
    </style:style>
    <style:style style:name="Mpr1" style:family="presentation" style:parent-style-name="Presentation_25_20Template_5f_GlobalEdge_5f_2017_25_20_28_1_29_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Presentation_25_20Template_5f_GlobalEdge_5f_2017_25_20_28_1_29_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Presentation_25_20Template_5f_GlobalEdge_5f_2017_25_20_28_1_29_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sentation_25_20Template_5f_GlobalEdge_5f_2017_25_20_28_1_29_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sentation_25_20Template_5f_GlobalEdge_5f_2017_25_20_28_1_29_1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6" style:family="presentation" style:parent-style-name="Presentation_25_20Template_5f_GlobalEdge_5f_2017_25_20_28_1_29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sentation_25_20Template_5f_GlobalEdge_5f_2017_25_20_28_1_29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Presentation_25_20Template_5f_GlobalEdge_5f_2017_25_20_28_1_29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sentation_25_20Template_5f_GlobalEdge_5f_2017_25_20_28_1_29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resentation_25_20Template_5f_GlobalEdge_5f_2017_25_20_28_1_29_3-backgroundobjects">
      <style:graphic-properties draw:stroke="none" draw:fill="none" draw:fill-color="#ffffff" draw:auto-grow-height="false" fo:min-height="1.485cm"/>
    </style:style>
    <style:style style:name="Mpr11" style:family="presentation" style:parent-style-name="Presentation_25_20Template_5f_GlobalEdge_5f_2017_25_20_28_1_29_3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4" style:family="presentation" style:parent-style-name="Title_20_and_20_Content-backgroundobjects">
      <style:graphic-properties draw:stroke="none" draw:fill="none" draw:fill-color="#ffffff" draw:auto-grow-height="false" fo:min-height="0.788cm"/>
    </style:style>
    <style:style style:name="Mpr15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MP1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1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2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5" style:family="text">
      <style:text-properties fo:font-variant="normal" fo:text-transform="none" fo:color="#1f1a17" style:text-line-through-style="none" style:text-line-through-type="none" style:text-position="0% 58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6" style:family="text">
      <style:text-properties fo:font-variant="normal" fo:text-transform="none" fo:color="#1f1a17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1f1a17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8" style:family="text">
      <style:text-properties fo:font-variant="normal" fo:text-transform="none" fo:color="#1f1a17" style:text-line-through-style="none" style:text-line-through-type="none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9" style:family="text">
      <style:text-properties fo:font-variant="normal" fo:text-transform="none" fo:color="#1f1a17" style:text-line-through-style="none" style:text-line-through-type="none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20" style:family="text">
      <style:text-properties fo:font-variant="normal" fo:text-transform="none" fo:color="#1f1a17" style:text-line-through-style="none" style:text-line-through-type="none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21" style:family="text">
      <style:text-properties fo:font-variant="normal" fo:text-transform="none" fo:color="#0093dd" style:text-line-through-style="none" style:text-line-through-type="none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resentation_25_20Template_5f_GlobalEdge_5f_2017_25_20_28_1_29_" style:display-name="Presentation%20Template_GlobalEdge_2017%20(1)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905cm" svg:y="0.264cm">
        <draw:image xlink:href="Pictures/10000000000001BB000001CE5BA31AAD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9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7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6cm" svg:height="1.777cm" svg:x="12.835cm" svg:y="3.175cm">
        <draw:image xlink:href="Pictures/100002010000023C0000009AE7D96652.png" xlink:type="simple" xlink:show="embed" xlink:actuate="onLoad">
          <text:p/>
        </draw:image>
      </draw:frame>
      <presentation:notes style:page-layout-name="PM2">
        <draw:page-thumbnail presentation:style-name="Presentation_25_20Template_5f_GlobalEdge_5f_2017_25_20_28_1_29_-title" draw:layer="backgroundobjects" svg:width="14.848cm" svg:height="11.135cm" svg:x="3.075cm" svg:y="2.257cm" presentation:class="page"/>
        <draw:frame presentation:style-name="Presentation_25_20Template_5f_GlobalEdge_5f_2017_25_20_28_1_29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sentation_25_20Template_5f_GlobalEdge_5f_2017_25_20_28_1_29_1" style:display-name="Presentation%20Template_GlobalEdge_2017%20(1)1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5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6">Click to edit the title text formatClick to edit Master title styl</text:span></text:p>
        </draw:text-box>
      </draw:frame>
      <draw:frame presentation:style-name="Presentation_25_20Template_5f_GlobalEdge_5f_2017_25_20_28_1_29_1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Presentation_25_20Template_5f_GlobalEdge_5f_2017_25_20_28_1_29_1-title" draw:layer="backgroundobjects" svg:width="19.798cm" svg:height="11.135cm" svg:x="0.6cm" svg:y="2.257cm" presentation:class="page"/>
        <draw:frame presentation:style-name="Presentation_25_20Template_5f_GlobalEdge_5f_2017_25_20_28_1_29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sentation_25_20Template_5f_GlobalEdge_5f_2017_25_20_28_1_29_2" style:display-name="Presentation%20Template_GlobalEdge_2017%20(1)2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3"><text:span text:style-name="MT7"><text:a xlink:href="http://www.globaledgesoft.com/" xlink:type="simple">www.globaledgesoft.com</text:a></text:span><text:span text:style-name="MT8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4"><text:span text:style-name="MT9">Global Village</text:span></text:p>
            <text:p text:style-name="MP14"><text:span text:style-name="MT9">IT SEZ</text:span></text:p>
            <text:p text:style-name="MP14"><text:span text:style-name="MT9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4"><text:span text:style-name="MT9">Raheja Mindspace</text:span></text:p>
            <text:p text:style-name="MP14"><text:span text:style-name="MT9">IT Park</text:span></text:p>
            <text:p text:style-name="MP14"><text:span text:style-name="MT9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0420000002C8588643C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4"><text:span text:style-name="MT9">South Main Street </text:span></text:p>
            <text:p text:style-name="MP14"><text:span text:style-name="MT9">Milpitas</text:span></text:p>
            <text:p text:style-name="MP14"><text:span text:style-name="MT9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3"><text:span text:style-name="MT10">Large enough to Deliver</text:span><text:span text:style-name="MT11">,</text:span><text:span text:style-name="MT12"> </text:span><text:span text:style-name="MT13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4A1DFD07B9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0E200000084FA7394CE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F7E021C6.jpg" xlink:type="simple" xlink:show="embed" xlink:actuate="onLoad">
          <text:p/>
        </draw:image>
      </draw:frame>
      <draw:frame presentation:style-name="Presentation_25_20Template_5f_GlobalEdge_5f_2017_25_20_28_1_29_2-title" draw:layer="backgroundobjects" svg:width="18.287cm" svg:height="1.907cm" svg:x="1.016cm" svg:y="0.456cm" presentation:class="title" presentation:placeholder="true">
        <draw:text-box/>
      </draw:frame>
      <draw:frame presentation:style-name="Presentation_25_20Template_5f_GlobalEdge_5f_2017_25_20_28_1_29_2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Presentation_25_20Template_5f_GlobalEdge_5f_2017_25_20_28_1_29_2-title" draw:layer="backgroundobjects" svg:width="19.798cm" svg:height="11.135cm" svg:x="0.6cm" svg:y="2.257cm" presentation:class="page"/>
        <draw:frame presentation:style-name="Presentation_25_20Template_5f_GlobalEdge_5f_2017_25_20_28_1_29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sentation_25_20Template_5f_GlobalEdge_5f_2017_25_20_28_1_29_3" style:display-name="Presentation%20Template_GlobalEdge_2017%20(1)3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5"><text:span text:style-name="MT14">Fairness</text:span></text:p>
        <text:p text:style-name="MP15"><text:span text:style-name="MT14">Learning</text:span></text:p>
        <text:p text:style-name="MP15"><text:span text:style-name="MT14">Responsibility</text:span></text:p>
        <text:p text:style-name="MP15"><text:span text:style-name="MT14">Innovation</text:span></text:p>
        <text:p text:style-name="MP15"><text:span text:style-name="MT14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3"><text:span text:style-name="MT6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draw:name="Picture 5" draw:style-name="Mgr4" draw:text-style-name="MP4" draw:layer="backgroundobjects" svg:width="6.6cm" svg:height="1.777cm" svg:x="13.319cm" svg:y="0.339cm">
        <draw:image xlink:href="Pictures/100002010000023C0000009AE7D96652.png" xlink:type="simple" xlink:show="embed" xlink:actuate="onLoad">
          <text:p/>
        </draw:image>
      </draw:frame>
      <draw:frame presentation:style-name="Presentation_25_20Template_5f_GlobalEdge_5f_2017_25_20_28_1_29_3-title" draw:layer="backgroundobjects" svg:width="18.287cm" svg:height="1.907cm" svg:x="1.016cm" svg:y="0.456cm" presentation:class="title" presentation:placeholder="true">
        <draw:text-box/>
      </draw:frame>
      <draw:frame presentation:style-name="Presentation_25_20Template_5f_GlobalEdge_5f_2017_25_20_28_1_29_3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Presentation_25_20Template_5f_GlobalEdge_5f_2017_25_20_28_1_29_3-title" draw:layer="backgroundobjects" svg:width="19.798cm" svg:height="11.135cm" svg:x="0.6cm" svg:y="2.257cm" presentation:class="page"/>
        <draw:frame presentation:style-name="Presentation_25_20Template_5f_GlobalEdge_5f_2017_25_20_28_1_29_3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13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14" draw:text-style-name="MP16" draw:layer="backgroundobjects" svg:width="1.129cm" svg:height="0.425cm" svg:x="-0.125cm" svg:y="10.975cm">
        <text:p text:style-name="MP5"><text:span text:style-name="MT1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12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16">Click to edit the outline text format</text:span></text:p>
              <text:list>
                <text:list-item>
                  <text:p text:style-name="MP9"><text:span text:style-name="MT16">Second Outline Level</text:span></text:p>
                  <text:list>
                    <text:list-item>
                      <text:p text:style-name="MP9"><text:span text:style-name="MT16">Third Outline Level</text:span></text:p>
                      <text:list>
                        <text:list-item>
                          <text:p text:style-name="MP9"><text:span text:style-name="MT16">Fourth Outline Level</text:span></text:p>
                          <text:list>
                            <text:list-item>
                              <text:p text:style-name="MP9"><text:span text:style-name="MT16">Fifth Outline Level</text:span></text:p>
                              <text:list>
                                <text:list-item>
                                  <text:p text:style-name="MP9"><text:span text:style-name="MT1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1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1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2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13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21">Click to edit the title text formatClick to edit Master title style</text:span></text:p>
        </draw:text-box>
      </draw:frame>
      <draw:frame presentation:style-name="Mpr14" draw:text-style-name="MP1" draw:layer="backgroundobjects" svg:width="4.733cm" svg:height="0.787cm" svg:x="1.016cm" svg:y="10.412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22" draw:layer="backgroundobjects" svg:width="6.44cm" svg:height="0.787cm" svg:x="6.949cm" svg:y="10.412cm" presentation:class="footer">
        <draw:text-box>
          <text:p text:style-name="MP22"><text:span text:style-name="MT1"><presentation:footer/></text:span></text:p>
        </draw:text-box>
      </draw:frame>
      <draw:frame presentation:style-name="Mpr14" draw:text-style-name="MP2" draw:layer="backgroundobjects" svg:width="4.733cm" svg:height="0.787cm" svg:x="14.569cm" svg:y="10.4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3</meta:editing-cycles>
    <meta:creation-date>2017-09-20T09:11:36.177519861</meta:creation-date>
    <meta:editing-duration>PT14M14S</meta:editing-duration>
    <meta:generator>LibreOffice/4.2.8.2$Linux_x86 LibreOffice_project/420m0$Build-2</meta:generator>
    <dc:date>2017-09-20T13:40:34.120888169</dc:date>
    <meta:document-statistic meta:object-count="17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